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c30" officeooo:paragraph-rsid="000e5c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setup<text:line-break/><text:line-break/># SSH to Oracle VM<text:line-break/>wget -qO - https://www.mongodb.org/static/pgp/server-7.0.asc | sudo apt-key add -<text:line-break/>echo "deb [ arch=amd64,arm64 ] https://repo.mongodb.org/apt/ubuntu jammy/mongodb-org/7.0 multiverse" | sudo tee /etc/apt/sources.list.d/mongodb-org-7.0.list<text:line-break/>sudo apt update &amp;&amp; sudo apt install -y mongodb-org<text:line-break/><text:line-break/># Start service<text:line-break/>sudo systemctl start mongod<text:line-break/>sudo systemctl enable mongod<text:line-break/><text:line-break/># Secure it (basic)<text:line-break/>sudo nano /etc/mongod.conf <text:s/># bindIp: 127.0.0.1 → 0.0.0.0<text:line-break/>sudo systemctl restart mongod<text:line-break/><text:line-break/># Create admin user<text:line-break/>mongosh<text:line-break/>use admin<text:line-break/>db.createUser({user: "admin", pwd: "SecurePass123!", roles: ["root"]})<text:line-break/>exit<text:lin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6T23:13:30.334000000</meta:creation-date>
    <dc:date>2026-02-06T23:13:38.104000000</dc:date>
    <meta:editing-duration>PT9S</meta:editing-duration>
    <meta:editing-cycles>1</meta:editing-cycles>
    <meta:document-statistic meta:table-count="0" meta:image-count="0" meta:object-count="0" meta:page-count="1" meta:paragraph-count="1" meta:word-count="78" meta:character-count="622" meta:non-whitespace-character-count="539"/>
    <meta:generator>LibreOffice/7.6.3.2$Windows_X86_64 LibreOffice_project/29d686fea9f6705b262d369fede658f824154cc0</meta:generator>
  </office:meta>
</office:document-meta>
</file>